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43f03" officeooo:paragraph-rsid="00f43f0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8327b" officeooo:paragraph-rsid="00f8327b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officeooo:rsid="00bab85b" officeooo:paragraph-rsid="00c3de15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officeooo:rsid="00c7d16c" officeooo:paragraph-rsid="00c7d16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officeooo:rsid="00cc6263" officeooo:paragraph-rsid="00cc6263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officeooo:rsid="00d23ede" officeooo:paragraph-rsid="00d23ede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officeooo:rsid="00d4b0df" officeooo:paragraph-rsid="00d4b0d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officeooo:rsid="00d85ba7" officeooo:paragraph-rsid="00d85ba7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c08c3" officeooo:paragraph-rsid="00fc08c3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01266e" officeooo:paragraph-rsid="0101266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01aa5f" officeooo:paragraph-rsid="0101aa5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02830c" officeooo:paragraph-rsid="0102830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000000" loext:opacity="10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loext:opacity="10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0000" loext:opacity="10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loext:opacity="10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bef7da" officeooo:paragraph-rsid="00c3de15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55aed" officeooo:paragraph-rsid="00c3de15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7d16c" officeooo:paragraph-rsid="00c7d16c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cf670e" officeooo:paragraph-rsid="00cc626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23ede" officeooo:paragraph-rsid="00d23ede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2ed33" officeooo:paragraph-rsid="00d2ed33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7a310" officeooo:paragraph-rsid="00d4b0df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92d04" officeooo:paragraph-rsid="00d85ba7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000000" loext:opacity="10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000000" loext:opacity="100%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000000" loext:opacity="100%" fo:font-size="12pt" style:text-underline-style="none" fo:font-weight="normal" officeooo:rsid="00a7239f" officeooo:paragraph-rsid="00a7239f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style:text-underline-style="none" fo:font-weight="normal" officeooo:rsid="00aa990c" officeooo:paragraph-rsid="00a7239f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style:text-underline-style="none" fo:font-weight="normal" officeooo:rsid="00ad0cd7" officeooo:paragraph-rsid="00aab7f3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307c0" officeooo:paragraph-rsid="00f307c0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de82c1" officeooo:paragraph-rsid="00de82c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eab5fe" officeooo:paragraph-rsid="00eab5f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normal" officeooo:rsid="00b56d8e" officeooo:paragraph-rsid="00b56d8e" fo:background-color="transparent" style:font-size-asian="12.25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style:text-underline-style="solid" style:text-underline-width="auto" style:text-underline-color="font-color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fo:font-size="14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4pt" style:text-underline-style="solid" style:text-underline-width="auto" style:text-underline-color="font-color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4pt" style:text-underline-style="none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88" style:family="paragraph" style:parent-style-name="Standard">
      <style:text-properties officeooo:rsid="00adc4bb" officeooo:paragraph-rsid="00adc4bb"/>
    </style:style>
    <style:style style:name="P89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90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91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92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93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9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f43f03" officeooo:paragraph-rsid="00f43f03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b56d8e" officeooo:paragraph-rsid="00b56d8e" style:font-size-asian="12.25pt" style:font-size-complex="14pt"/>
    </style:style>
    <style:style style:name="P98" style:family="paragraph" style:parent-style-name="Standard">
      <style:text-properties officeooo:rsid="0090c0b6" officeooo:paragraph-rsid="0090c0b6"/>
    </style:style>
    <style:style style:name="P99" style:family="paragraph" style:parent-style-name="Standard">
      <style:text-properties officeooo:paragraph-rsid="00a7239f"/>
    </style:style>
    <style:style style:name="P100" style:family="paragraph" style:parent-style-name="Standard">
      <style:text-properties officeooo:rsid="00aab7f3" officeooo:paragraph-rsid="00aab7f3"/>
    </style:style>
    <style:style style:name="P101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102" style:family="paragraph" style:parent-style-name="Table_20_Contents">
      <style:paragraph-properties fo:text-align="start" style:justify-single-word="false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ec68bf" officeooo:paragraph-rsid="00ec68bf" style:font-weight-asian="bold" style:font-weight-complex="bold"/>
    </style:style>
    <style:style style:name="P10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10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10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10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10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11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11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120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122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129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130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f64f7c" officeooo:paragraph-rsid="00f64f7c" style:font-weight-asian="normal" style:font-weight-complex="normal"/>
    </style:style>
    <style:style style:name="P131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f8327b" officeooo:paragraph-rsid="00f8327b" style:font-weight-asian="normal" style:font-weight-complex="normal"/>
    </style:style>
    <style:style style:name="P132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ff2bda" officeooo:paragraph-rsid="00ff2bda" style:font-weight-asian="normal" style:font-weight-complex="normal"/>
    </style:style>
    <style:style style:name="P133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1005bf9" officeooo:paragraph-rsid="01005bf9" style:font-weight-asian="normal" style:font-weight-complex="normal"/>
    </style:style>
    <style:style style:name="P134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101266e" officeooo:paragraph-rsid="0101266e" style:font-weight-asian="normal" style:font-weight-complex="normal"/>
    </style:style>
    <style:style style:name="P135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101aa5f" officeooo:paragraph-rsid="0101aa5f" style:font-weight-asian="normal" style:font-weight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137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102830c" officeooo:paragraph-rsid="0102830c" style:font-style-asian="normal" style:font-weight-asian="normal" style:font-style-complex="normal" style:font-weight-complex="normal"/>
    </style:style>
    <style:style style:name="P138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102ff92" officeooo:paragraph-rsid="0102ff92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2ff92" officeooo:paragraph-rsid="0102ff92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4fbe2" officeooo:paragraph-rsid="0104fbe2" style:font-style-asian="normal" style:font-weight-asian="normal" style:font-style-complex="normal" style:font-weight-complex="normal"/>
    </style:style>
    <style:style style:name="P141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86d2a" officeooo:paragraph-rsid="01086d2a" style:font-style-asian="normal" style:font-weight-asian="normal" style:font-style-complex="normal" style:font-weight-complex="normal"/>
    </style:style>
    <style:style style:name="P142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9709a" officeooo:paragraph-rsid="0109709a" style:font-style-asian="normal" style:font-weight-asian="normal" style:font-style-complex="normal" style:font-weight-complex="normal"/>
    </style:style>
    <style:style style:name="P143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98a98" officeooo:paragraph-rsid="01098a98" style:font-style-asian="normal" style:font-weight-asian="normal" style:font-style-complex="normal" style:font-weight-complex="normal"/>
    </style:style>
    <style:style style:name="P144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a5e06" officeooo:paragraph-rsid="010a5e06" style:font-style-asian="normal" style:font-weight-asian="normal" style:font-style-complex="normal" style:font-weight-complex="normal"/>
    </style:style>
    <style:style style:name="P145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b43e6" officeooo:paragraph-rsid="010b43e6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b43e6" officeooo:paragraph-rsid="010b43e6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05afd9" officeooo:paragraph-rsid="0105afd9" style:font-style-asian="normal" style:font-weight-asian="bold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1277d3" officeooo:paragraph-rsid="011277d3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1b1982" officeooo:paragraph-rsid="011b1982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10dd1f" officeooo:paragraph-rsid="0110dd1f" style:font-style-asian="normal" style:font-weight-asian="normal" style:font-style-complex="normal" style:font-weight-complex="normal"/>
    </style:style>
    <style:style style:name="P151" style:family="paragraph" style:parent-style-name="Standard" style:list-style-name="L7">
      <style:text-properties fo:color="#000000" loext:opacity="10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 style:list-style-name="L7">
      <style:text-properties fo:color="#000000" loext:opacity="10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 style:list-style-name="L8">
      <style:text-properties fo:color="#000000" loext:opacity="100%" fo:font-size="12pt" style:text-underline-style="none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54" style:family="paragraph" style:parent-style-name="Standard" style:list-style-name="L8">
      <style:text-properties fo:color="#000000" loext:opacity="100%" fo:font-size="12pt" style:text-underline-style="none" fo:font-weight="normal" officeooo:rsid="00a294fb" officeooo:paragraph-rsid="00a294fb" fo:background-color="transparent" style:font-size-asian="10.5pt" style:font-weight-asian="normal" style:font-size-complex="12pt" style:font-weight-complex="normal"/>
    </style:style>
    <style:style style:name="P155" style:family="paragraph" style:parent-style-name="Standard" style:list-style-name="L8">
      <style:text-properties fo:color="#000000" loext:opacity="100%" fo:font-size="12pt" style:text-underline-style="none" fo:font-weight="normal" officeooo:rsid="00a2d34b" officeooo:paragraph-rsid="00a2d34b" fo:background-color="transparent" style:font-size-asian="10.5pt" style:font-weight-asian="normal" style:font-size-complex="12pt" style:font-weight-complex="normal"/>
    </style:style>
    <style:style style:name="P156" style:family="paragraph" style:parent-style-name="Standard" style:list-style-name="L8">
      <style:text-properties fo:color="#000000" loext:opacity="100%" fo:font-size="12pt" style:text-underline-style="none" fo:font-weight="normal" officeooo:rsid="00a37f94" officeooo:paragraph-rsid="00a37f94" fo:background-color="transparent" style:font-size-asian="10.5pt" style:font-weight-asian="normal" style:font-size-complex="12pt" style:font-weight-complex="normal"/>
    </style:style>
    <style:style style:name="P157" style:family="paragraph" style:parent-style-name="Standard" style:list-style-name="L8">
      <style:text-properties fo:color="#000000" loext:opacity="100%" fo:font-size="12pt" style:text-underline-style="none" fo:font-weight="normal" officeooo:rsid="00a3f6f0" officeooo:paragraph-rsid="00a3f6f0" fo:background-color="transparent" style:font-size-asian="10.5pt" style:font-weight-asian="normal" style:font-size-complex="12pt" style:font-weight-complex="normal"/>
    </style:style>
    <style:style style:name="P158" style:family="paragraph" style:parent-style-name="Standard" style:list-style-name="L9">
      <style:text-properties fo:color="#000000" loext:opacity="10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159" style:family="paragraph" style:parent-style-name="Standard" style:list-style-name="L9">
      <style:text-properties fo:color="#000000" loext:opacity="10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e8dc3c" officeooo:paragraph-rsid="00de82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solid" style:text-underline-width="auto" style:text-underline-color="font-color" fo:font-weight="normal" officeooo:rsid="00eab5fe" officeooo:paragraph-rsid="00eab5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7">
      <style:text-properties officeooo:rsid="0097529a" officeooo:paragraph-rsid="0097529a"/>
    </style:style>
    <style:style style:name="P163" style:family="paragraph" style:parent-style-name="Standard" style:list-style-name="L7">
      <style:text-properties officeooo:rsid="009de761" officeooo:paragraph-rsid="009de761"/>
    </style:style>
    <style:style style:name="P164" style:family="paragraph" style:parent-style-name="Standard" style:list-style-name="L7">
      <style:text-properties officeooo:rsid="009fc51d" officeooo:paragraph-rsid="009fc51d"/>
    </style:style>
    <style:style style:name="P165" style:family="paragraph" style:parent-style-name="Standard" style:list-style-name="L9">
      <style:text-properties officeooo:paragraph-rsid="00b2150c"/>
    </style:style>
    <style:style style:name="P166" style:family="paragraph" style:parent-style-name="Standard" style:list-style-name="L9">
      <style:text-properties officeooo:rsid="00adc4bb" officeooo:paragraph-rsid="00adc4bb"/>
    </style:style>
    <style:style style:name="P167" style:family="paragraph" style:parent-style-name="Standard" style:list-style-name="L10">
      <style:paragraph-properties fo:text-align="start" style:justify-single-word="false"/>
      <style:text-properties officeooo:paragraph-rsid="00ec68bf"/>
    </style:style>
    <style:style style:name="P168" style:family="paragraph" style:parent-style-name="Standard" style:list-style-name="L10">
      <style:paragraph-properties fo:text-align="start" style:justify-single-word="false"/>
      <style:text-properties fo:font-weight="bold" officeooo:rsid="00ec68bf" officeooo:paragraph-rsid="00ec68bf" style:font-weight-asian="bold" style:font-weight-complex="bold"/>
    </style:style>
    <style:style style:name="P169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104fbe2" officeooo:paragraph-rsid="0104fbe2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104fbe2" officeooo:paragraph-rsid="0104fbe2" style:font-style-asian="normal" style:font-weight-asian="normal" style:font-style-complex="normal" style:font-weight-complex="normal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fo:font-weight="normal" officeooo:rsid="00e1ff38" style:font-weight-asian="normal" style:font-weight-complex="normal"/>
    </style:style>
    <style:style style:name="T22" style:family="text">
      <style:text-properties fo:font-weight="normal" officeooo:rsid="00e24208" style:font-weight-asian="normal" style:font-weight-complex="normal"/>
    </style:style>
    <style:style style:name="T23" style:family="text">
      <style:text-properties fo:font-weight="normal" officeooo:rsid="00e72386" style:font-weight-asian="normal" style:font-weight-complex="normal"/>
    </style:style>
    <style:style style:name="T24" style:family="text">
      <style:text-properties fo:font-weight="normal" officeooo:rsid="00e73ae2" style:font-weight-asian="normal" style:font-weight-complex="normal"/>
    </style:style>
    <style:style style:name="T25" style:family="text">
      <style:text-properties fo:font-weight="normal" officeooo:rsid="00e8dc3c" style:font-weight-asian="normal" style:font-weight-complex="normal"/>
    </style:style>
    <style:style style:name="T26" style:family="text">
      <style:text-properties fo:font-weight="normal" officeooo:rsid="01145f63" style:font-weight-asian="normal" style:font-weight-complex="normal"/>
    </style:style>
    <style:style style:name="T27" style:family="text">
      <style:text-properties fo:font-weight="normal" officeooo:rsid="0115569c" style:font-weight-asian="normal" style:font-weight-complex="normal"/>
    </style:style>
    <style:style style:name="T28" style:family="text">
      <style:text-properties fo:font-weight="normal" officeooo:rsid="0115f32c" style:font-weight-asian="normal" style:font-weight-complex="normal"/>
    </style:style>
    <style:style style:name="T29" style:family="text">
      <style:text-properties fo:font-weight="normal" officeooo:rsid="0116d5b6" style:font-weight-asian="normal" style:font-weight-complex="normal"/>
    </style:style>
    <style:style style:name="T30" style:family="text">
      <style:text-properties fo:font-weight="normal" officeooo:rsid="01171af4" style:font-weight-asian="normal" style:font-weight-complex="normal"/>
    </style:style>
    <style:style style:name="T31" style:family="text">
      <style:text-properties fo:font-weight="normal" officeooo:rsid="0117c2ee" style:font-weight-asian="normal" style:font-weight-complex="normal"/>
    </style:style>
    <style:style style:name="T32" style:family="text">
      <style:text-properties fo:font-weight="normal" officeooo:rsid="011cea64" style:font-weight-asian="normal" style:font-weight-complex="normal"/>
    </style:style>
    <style:style style:name="T33" style:family="text">
      <style:text-properties fo:font-weight="normal" officeooo:rsid="011d64e5" style:font-weight-asian="normal" style:font-weight-complex="normal"/>
    </style:style>
    <style:style style:name="T34" style:family="text">
      <style:text-properties officeooo:rsid="0050b6b9"/>
    </style:style>
    <style:style style:name="T35" style:family="text">
      <style:text-properties officeooo:rsid="0050cc7c"/>
    </style:style>
    <style:style style:name="T36" style:family="text">
      <style:text-properties officeooo:rsid="0050d4ac"/>
    </style:style>
    <style:style style:name="T37" style:family="text">
      <style:text-properties officeooo:rsid="00526ab3"/>
    </style:style>
    <style:style style:name="T38" style:family="text">
      <style:text-properties officeooo:rsid="0052f62b"/>
    </style:style>
    <style:style style:name="T39" style:family="text">
      <style:text-properties officeooo:rsid="0053fe3b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560e3e" style:font-size-asian="10.5pt" style:font-size-complex="12pt"/>
    </style:style>
    <style:style style:name="T42" style:family="text">
      <style:text-properties fo:font-size="12pt" officeooo:rsid="00566696" style:font-size-asian="10.5pt" style:font-size-complex="12pt"/>
    </style:style>
    <style:style style:name="T43" style:family="text">
      <style:text-properties fo:font-size="12pt" officeooo:rsid="0054d2c8" style:font-size-asian="10.5pt" style:font-size-complex="12pt"/>
    </style:style>
    <style:style style:name="T44" style:family="text">
      <style:text-properties fo:font-size="12pt" officeooo:rsid="0057229e" style:font-size-asian="10.5pt" style:font-size-complex="12pt"/>
    </style:style>
    <style:style style:name="T45" style:family="text">
      <style:text-properties fo:font-size="12pt" officeooo:rsid="0058d193" style:font-size-asian="10.5pt" style:font-size-complex="12pt"/>
    </style:style>
    <style:style style:name="T46" style:family="text">
      <style:text-properties officeooo:rsid="0060ccd9"/>
    </style:style>
    <style:style style:name="T47" style:family="text">
      <style:text-properties officeooo:rsid="0060d2ed"/>
    </style:style>
    <style:style style:name="T48" style:family="text">
      <style:text-properties officeooo:rsid="006140f2"/>
    </style:style>
    <style:style style:name="T49" style:family="text">
      <style:text-properties officeooo:rsid="0064285d"/>
    </style:style>
    <style:style style:name="T50" style:family="text">
      <style:text-properties officeooo:rsid="00652caa"/>
    </style:style>
    <style:style style:name="T51" style:family="text">
      <style:text-properties officeooo:rsid="006902d1"/>
    </style:style>
    <style:style style:name="T52" style:family="text">
      <style:text-properties officeooo:rsid="0069b5b8"/>
    </style:style>
    <style:style style:name="T53" style:family="text">
      <style:text-properties officeooo:rsid="006c3512"/>
    </style:style>
    <style:style style:name="T54" style:family="text">
      <style:text-properties officeooo:rsid="006d6c72"/>
    </style:style>
    <style:style style:name="T55" style:family="text">
      <style:text-properties officeooo:rsid="006e5f4c"/>
    </style:style>
    <style:style style:name="T56" style:family="text">
      <style:text-properties officeooo:rsid="006eea27"/>
    </style:style>
    <style:style style:name="T57" style:family="text">
      <style:text-properties officeooo:rsid="0070527a"/>
    </style:style>
    <style:style style:name="T58" style:family="text">
      <style:text-properties officeooo:rsid="00720123"/>
    </style:style>
    <style:style style:name="T59" style:family="text">
      <style:text-properties officeooo:rsid="007869bb"/>
    </style:style>
    <style:style style:name="T60" style:family="text">
      <style:text-properties officeooo:rsid="0079b24f"/>
    </style:style>
    <style:style style:name="T61" style:family="text">
      <style:text-properties officeooo:rsid="007aa904"/>
    </style:style>
    <style:style style:name="T62" style:family="text">
      <style:text-properties officeooo:rsid="007d6a0c"/>
    </style:style>
    <style:style style:name="T63" style:family="text">
      <style:text-properties officeooo:rsid="007f5961"/>
    </style:style>
    <style:style style:name="T64" style:family="text">
      <style:text-properties officeooo:rsid="007f8207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80c0b8"/>
    </style:style>
    <style:style style:name="T67" style:family="text">
      <style:text-properties officeooo:rsid="00811c41"/>
    </style:style>
    <style:style style:name="T68" style:family="text">
      <style:text-properties officeooo:rsid="0082dd17"/>
    </style:style>
    <style:style style:name="T69" style:family="text">
      <style:text-properties officeooo:rsid="008388e2"/>
    </style:style>
    <style:style style:name="T70" style:family="text">
      <style:text-properties officeooo:rsid="0084b5fa"/>
    </style:style>
    <style:style style:name="T71" style:family="text">
      <style:text-properties officeooo:rsid="0085ac76"/>
    </style:style>
    <style:style style:name="T72" style:family="text">
      <style:text-properties fo:color="#000000" loext:opacity="100%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73" style:family="text">
      <style:text-properties fo:color="#000000" loext:opacity="100%"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74" style:family="text">
      <style:text-properties fo:color="#000000" loext:opacity="100%"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fo:color="#000000" loext:opacity="100%"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76" style:family="text">
      <style:text-properties fo:color="#000000" loext:opacity="100%"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77" style:family="text">
      <style:text-properties fo:color="#000000" loext:opacity="100%"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78" style:family="text">
      <style:text-properties fo:color="#000000" loext:opacity="100%"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fo:color="#000000" loext:opacity="100%" fo:font-size="12pt" style:text-underline-style="none" fo:font-weight="normal" officeooo:rsid="00a7239f" fo:background-color="transparent" loext:char-shading-value="0" style:font-size-asian="10.5pt" style:font-weight-asian="normal" style:font-size-complex="12pt" style:font-weight-complex="normal"/>
    </style:style>
    <style:style style:name="T80" style:family="text">
      <style:text-properties fo:color="#000000" loext:opacity="100%" fo:font-size="12pt" style:text-underline-style="none" fo:font-weight="normal" officeooo:rsid="00a90019" fo:background-color="transparent" loext:char-shading-value="0" style:font-size-asian="10.5pt" style:font-weight-asian="normal" style:font-size-complex="12pt" style:font-weight-complex="normal"/>
    </style:style>
    <style:style style:name="T81" style:family="text">
      <style:text-properties fo:color="#000000" loext:opacity="100%" fo:font-size="12pt" style:text-underline-style="none" fo:font-weight="normal" officeooo:rsid="00aa990c" fo:background-color="transparent" loext:char-shading-value="0" style:font-size-asian="10.5pt" style:font-weight-asian="normal" style:font-size-complex="12pt" style:font-weight-complex="normal"/>
    </style:style>
    <style:style style:name="T82" style:family="text">
      <style:text-properties fo:color="#000000" loext:opacity="100%" fo:font-size="12pt" style:text-underline-style="none" fo:font-weight="normal" officeooo:rsid="00ad0cd7" fo:background-color="transparent" loext:char-shading-value="0" style:font-size-asian="10.5pt" style:font-weight-asian="normal" style:font-size-complex="12pt" style:font-weight-complex="normal"/>
    </style:style>
    <style:style style:name="T83" style:family="text">
      <style:text-properties fo:color="#000000" loext:opacity="100%" fo:font-size="12pt" style:text-underline-style="none" fo:font-weight="normal" officeooo:rsid="00b0680c" fo:background-color="transparent" loext:char-shading-value="0" style:font-size-asian="10.5pt" style:font-weight-asian="normal" style:font-size-complex="12pt" style:font-weight-complex="normal"/>
    </style:style>
    <style:style style:name="T84" style:family="text">
      <style:text-properties fo:color="#000000" loext:opacity="100%" fo:font-size="12pt" style:text-underline-style="none" fo:font-weight="normal" officeooo:rsid="00b2150c" fo:background-color="transparent" loext:char-shading-value="0" style:font-size-asian="10.5pt" style:font-weight-asian="normal" style:font-size-complex="12pt" style:font-weight-complex="normal"/>
    </style:style>
    <style:style style:name="T85" style:family="text">
      <style:text-properties fo:color="#000000" loext:opacity="100%" fo:font-size="12pt" style:text-underline-style="none" fo:font-weight="bold" officeooo:rsid="00b2150c" fo:background-color="transparent" loext:char-shading-value="0" style:font-size-asian="10.5pt" style:font-weight-asian="bold" style:font-size-complex="12pt" style:font-weight-complex="bold"/>
    </style:style>
    <style:style style:name="T86" style:family="text">
      <style:text-properties fo:color="#000000" loext:opacity="100%" fo:font-size="12pt" fo:font-style="normal" style:text-underline-style="none" fo:font-weight="bold" officeooo:rsid="00eab5f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fo:color="#000000" loext:opacity="100%" fo:font-size="12pt" fo:font-style="normal" style:text-underline-style="none" fo:font-weight="bold" officeooo:rsid="00eabbd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8" style:family="text">
      <style:text-properties fo:color="#000000" loext:opacity="100%" fo:font-size="12pt" fo:font-style="normal" style:text-underline-style="none" fo:font-weight="bold" officeooo:rsid="00ec68bf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9" style:family="text">
      <style:text-properties fo:color="#000000" loext:opacity="100%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color="#000000" loext:opacity="100%" fo:font-size="12pt" fo:font-style="normal" style:text-underline-style="none" fo:font-weight="normal" officeooo:rsid="00eabbd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color="#000000" loext:opacity="100%" fo:font-size="12pt" fo:font-style="normal" style:text-underline-style="none" fo:font-weight="normal" officeooo:rsid="00eab5f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000000" loext:opacity="100%" fo:font-size="12pt" fo:font-style="normal" style:text-underline-style="none" fo:font-weight="normal" officeooo:rsid="00ec68b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000000" loext:opacity="100%" fo:font-size="12pt" fo:font-style="normal" style:text-underline-style="none" fo:font-weight="normal" officeooo:rsid="00ec9c3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000000" loext:opacity="100%"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95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96" style:family="text">
      <style:text-properties fo:color="#000000" loext:opacity="100%" fo:font-weight="normal" officeooo:rsid="00bab85b" fo:background-color="transparent" loext:char-shading-value="0" style:font-weight-asian="normal" style:font-weight-complex="normal"/>
    </style:style>
    <style:style style:name="T97" style:family="text">
      <style:text-properties fo:color="#000000" loext:opacity="100%" fo:font-weight="normal" officeooo:rsid="00bc16e5" fo:background-color="transparent" loext:char-shading-value="0" style:font-weight-asian="normal" style:font-weight-complex="normal"/>
    </style:style>
    <style:style style:name="T98" style:family="text">
      <style:text-properties fo:color="#000000" loext:opacity="100%" fo:font-weight="normal" officeooo:rsid="00bc9935" fo:background-color="transparent" loext:char-shading-value="0" style:font-weight-asian="normal" style:font-weight-complex="normal"/>
    </style:style>
    <style:style style:name="T99" style:family="text">
      <style:text-properties fo:color="#000000" loext:opacity="100%" fo:font-weight="normal" officeooo:rsid="00bd9144" fo:background-color="transparent" loext:char-shading-value="0" style:font-weight-asian="normal" style:font-weight-complex="normal"/>
    </style:style>
    <style:style style:name="T100" style:family="text">
      <style:text-properties fo:color="#000000" loext:opacity="100%" fo:font-weight="normal" officeooo:rsid="00bef0e6" fo:background-color="transparent" loext:char-shading-value="0" style:font-weight-asian="normal" style:font-weight-complex="normal"/>
    </style:style>
    <style:style style:name="T101" style:family="text">
      <style:text-properties fo:color="#000000" loext:opacity="100%" fo:font-weight="normal" officeooo:rsid="00bef7da" fo:background-color="transparent" loext:char-shading-value="0" style:font-weight-asian="normal" style:font-weight-complex="normal"/>
    </style:style>
    <style:style style:name="T102" style:family="text">
      <style:text-properties fo:color="#000000" loext:opacity="100%" fo:font-weight="normal" officeooo:rsid="00c3de15" fo:background-color="transparent" loext:char-shading-value="0" style:font-weight-asian="normal" style:font-weight-complex="normal"/>
    </style:style>
    <style:style style:name="T103" style:family="text">
      <style:text-properties fo:color="#000000" loext:opacity="100%" fo:font-weight="normal" officeooo:rsid="00c3e1d5" fo:background-color="transparent" loext:char-shading-value="0" style:font-weight-asian="normal" style:font-weight-complex="normal"/>
    </style:style>
    <style:style style:name="T104" style:family="text">
      <style:text-properties fo:color="#000000" loext:opacity="100%" fo:font-weight="normal" officeooo:rsid="00c55aed" fo:background-color="transparent" loext:char-shading-value="0" style:font-weight-asian="normal" style:font-weight-complex="normal"/>
    </style:style>
    <style:style style:name="T105" style:family="text">
      <style:text-properties fo:color="#000000" loext:opacity="100%" fo:font-weight="normal" officeooo:rsid="00cdb2ba" fo:background-color="transparent" loext:char-shading-value="0" style:font-weight-asian="normal" style:font-weight-complex="normal"/>
    </style:style>
    <style:style style:name="T106" style:family="text">
      <style:text-properties fo:color="#000000" loext:opacity="100%" fo:font-weight="normal" officeooo:rsid="00cef720" fo:background-color="transparent" loext:char-shading-value="0" style:font-weight-asian="normal" style:font-weight-complex="normal"/>
    </style:style>
    <style:style style:name="T107" style:family="text">
      <style:text-properties fo:color="#000000" loext:opacity="100%" fo:font-weight="normal" officeooo:rsid="00cf670e" fo:background-color="transparent" loext:char-shading-value="0" style:font-weight-asian="normal" style:font-weight-complex="normal"/>
    </style:style>
    <style:style style:name="T108" style:family="text">
      <style:text-properties fo:color="#000000" loext:opacity="100%" fo:font-weight="normal" officeooo:rsid="00d6029e" fo:background-color="transparent" loext:char-shading-value="0" style:font-weight-asian="normal" style:font-weight-complex="normal"/>
    </style:style>
    <style:style style:name="T109" style:family="text">
      <style:text-properties fo:color="#000000" loext:opacity="100%" fo:font-weight="normal" officeooo:rsid="00d7a310" fo:background-color="transparent" loext:char-shading-value="0" style:font-weight-asian="normal" style:font-weight-complex="normal"/>
    </style:style>
    <style:style style:name="T110" style:family="text">
      <style:text-properties fo:color="#000000" loext:opacity="100%" fo:font-weight="normal" officeooo:rsid="00d91155" fo:background-color="transparent" loext:char-shading-value="0" style:font-weight-asian="normal" style:font-weight-complex="normal"/>
    </style:style>
    <style:style style:name="T111" style:family="text">
      <style:text-properties fo:color="#000000" loext:opacity="100%" fo:font-weight="normal" officeooo:rsid="00d92d04" fo:background-color="transparent" loext:char-shading-value="0" style:font-weight-asian="normal" style:font-weight-complex="normal"/>
    </style:style>
    <style:style style:name="T112" style:family="text">
      <style:text-properties fo:color="#000000" loext:opacity="100%" fo:font-weight="bold" officeooo:rsid="00c3de15" fo:background-color="transparent" loext:char-shading-value="0" style:font-weight-asian="bold" style:font-weight-complex="bold"/>
    </style:style>
    <style:style style:name="T113" style:family="text">
      <style:text-properties officeooo:rsid="01098a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Emprendedorismo productivo</text:p>
      <text:p text:style-name="P8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 table:style-name="TableLine94611270544080">
          <table:table-cell table:style-name="Table1.A1" office:value-type="string">
            <text:p text:style-name="P92">N cliente</text:p>
          </table:table-cell>
          <table:table-cell table:style-name="Table1.A1" office:value-type="string">
            <text:p text:style-name="P92">Tipo de trabajo</text:p>
          </table:table-cell>
          <table:table-cell table:style-name="Table1.A1" table:number-columns-spanned="2" office:value-type="string">
            <text:p text:style-name="P92">Costo mat.</text:p>
          </table:table-cell>
          <table:covered-table-cell/>
          <table:table-cell table:style-name="Table1.A1" office:value-type="string">
            <text:p text:style-name="P92">Atencion Cliente</text:p>
          </table:table-cell>
          <table:table-cell table:style-name="Table1.A1" office:value-type="string">
            <text:p text:style-name="P92">Manofactura</text:p>
          </table:table-cell>
          <table:table-cell table:style-name="Table1.A1" office:value-type="string">
            <text:p text:style-name="P92">Plus por compl<text:span text:style-name="T1">jidad</text:span></text:p>
          </table:table-cell>
          <table:table-cell table:style-name="Table1.A1" office:value-type="string">
            <text:p text:style-name="P92">V. total</text:p>
          </table:table-cell>
          <table:table-cell table:style-name="Table1.A1" office:value-type="string">
            <text:p text:style-name="P92">Recibido</text:p>
          </table:table-cell>
          <table:table-cell table:style-name="Table1.J1" office:value-type="string">
            <text:p text:style-name="P92">Ganancia</text:p>
          </table:table-cell>
        </table:table-row>
        <table:table-row table:style-name="TableLine94611271869136">
          <table:table-cell table:style-name="Table1.A2" office:value-type="string">
            <text:p text:style-name="P92">Nora</text:p>
          </table:table-cell>
          <table:table-cell table:style-name="Table1.A2" office:value-type="string">
            <text:p text:style-name="P92">modis<text:span text:style-name="T14">ta</text:span></text:p>
          </table:table-cell>
          <table:table-cell table:style-name="Table1.A2" office:value-type="string">
            <text:p text:style-name="P92">mat</text:p>
          </table:table-cell>
          <table:table-cell table:style-name="Table1.A2" office:value-type="string">
            <text:p text:style-name="P92">insumos</text:p>
          </table:table-cell>
          <table:table-cell table:style-name="Table1.A2" office:value-type="string">
            <text:p text:style-name="P101">330</text:p>
          </table:table-cell>
          <table:table-cell table:style-name="Table1.A2" office:value-type="string">
            <text:p text:style-name="P101">500</text:p>
          </table:table-cell>
          <table:table-cell table:style-name="Table1.A2" office:value-type="string">
            <text:p text:style-name="P101">100</text:p>
          </table:table-cell>
          <table:table-cell table:style-name="Table1.A2" office:value-type="string">
            <text:p text:style-name="P101">1130</text:p>
          </table:table-cell>
          <table:table-cell table:style-name="Table1.A2" office:value-type="string">
            <text:p text:style-name="P102">----------</text:p>
          </table:table-cell>
          <table:table-cell table:style-name="Table1.J2" office:value-type="string">
            <text:p text:style-name="P101">500</text:p>
            <text:p text:style-name="P101">1000</text:p>
          </table:table-cell>
        </table:table-row>
        <table:table-row table:style-name="TableLine94611271873904"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1">0</text:p>
          </table:table-cell>
          <table:table-cell table:style-name="Table1.A2" office:value-type="string">
            <text:p text:style-name="P101">200</text:p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J2" office:value-type="string">
            <text:p text:style-name="P102"/>
          </table:table-cell>
        </table:table-row>
        <table:table-row table:style-name="TableLine94611271875424"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102"/>
          </table:table-cell>
          <table:table-cell table:style-name="Table1.J2" office:value-type="string">
            <text:p text:style-name="P102"/>
          </table:table-cell>
        </table:table-row>
      </table:table>
      <text:p text:style-name="P91"/>
      <text:p text:style-name="P2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22">Sin embargo, es importante señalar algunas otras definiciones especificas que se han generado en torno a la cultura emprendedora.</text:p>
      <text:p text:style-name="P22"/>
      <text:list xml:id="list2959448317" text:style-name="L1">
        <text:list-item>
          <text:p text:style-name="P104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105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106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107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108"><text:span text:style-name="T2">Definición popular de emprendedor: </text:span><text:span text:style-name="T3">Del dicho al hecho hay un gran emprendedor</text:span></text:p>
        </text:list-item>
        <text:list-item>
          <text:p text:style-name="P108"><text:span text:style-name="T2">Definición política de emprendedor: </text:span><text:span text:style-name="T3">Es aquel que se esfuerza por convertir sus sueños en realidad. </text:span></text:p>
        </text:list-item>
      </text:list>
      <text:p text:style-name="P5"/>
      <text:p text:style-name="P93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6"/>
      <text:p text:style-name="P17">Características del emprendedor:</text:p>
      <text:p text:style-name="P7"/>
      <text:p text:style-name="P8">Los emprendedores no son iguales, no obstante se puede mencionar algunas características esenciales que los emprendedores deben poseer para alcanzar sus objetivos</text:p>
      <text:p text:style-name="P18"/>
      <text:p text:style-name="P19">Valores:</text:p>
      <text:list xml:id="list2751550527" text:style-name="L2">
        <text:list-item>
          <text:p text:style-name="P109">Honestidad</text:p>
        </text:list-item>
        <text:list-item>
          <text:p text:style-name="P109">Solidaridad</text:p>
        </text:list-item>
        <text:list-item>
          <text:p text:style-name="P109">Responsabilidad</text:p>
        </text:list-item>
        <text:list-item>
          <text:p text:style-name="P109">Amistad</text:p>
        </text:list-item>
        <text:list-item>
          <text:p text:style-name="P109">Excelencia</text:p>
        </text:list-item>
      </text:list>
      <text:p text:style-name="P20"/>
      <text:p text:style-name="P20"/>
      <text:p text:style-name="P20"><text:soft-page-break/>Actitudes del emprendedor:</text:p>
      <text:list xml:id="list3024378975" text:style-name="L3">
        <text:list-item>
          <text:p text:style-name="P110">Tener los objetivos claros en la vida</text:p>
        </text:list-item>
        <text:list-item>
          <text:p text:style-name="P110">Creer en el propio proyecto</text:p>
        </text:list-item>
        <text:list-item>
          <text:p text:style-name="P120"><text:span text:style-name="T2">Las cosas no suceden por si solas </text:span><text:span text:style-name="T13">sino que uno mismo hacen que sucedan</text:span></text:p>
        </text:list-item>
        <text:list-item>
          <text:p text:style-name="P121"><text:span text:style-name="T13">D</text:span><text:span text:style-name="T2">edicar todo el tiempo, recurso y esfuerzo necesario para lograr nuestros objetivos</text:span></text:p>
        </text:list-item>
        <text:list-item>
          <text:p text:style-name="P111">Es necesario tomar riesgos en la vida y disfrutar de los desafíos</text:p>
        </text:list-item>
        <text:list-item>
          <text:p text:style-name="P112">Disponer de gran energía</text:p>
        </text:list-item>
        <text:list-item>
          <text:p text:style-name="P112">Saber que actuar con honestidad es beneficioso </text:p>
        </text:list-item>
        <text:list-item>
          <text:p text:style-name="P112">Valorar la perseverancia y el esfuerzo</text:p>
        </text:list-item>
        <text:list-item>
          <text:p text:style-name="P113">Comprometerse a trabajar con ética</text:p>
        </text:list-item>
        <text:list-item>
          <text:p text:style-name="P113">Comprometerse con los factores ambientales y sociales</text:p>
        </text:list-item>
        <text:list-item>
          <text:p text:style-name="P114">Comprometerse a tener una estabilidad en las relaciones personales</text:p>
        </text:list-item>
        <text:list-item>
          <text:p text:style-name="P115">Ser buen comunicador</text:p>
        </text:list-item>
        <text:list-item>
          <text:p text:style-name="P115">Ver al fracaso como el camino hacia el éxito</text:p>
        </text:list-item>
        <text:list-item>
          <text:p text:style-name="P116">Adquirir conocimientos técnicos</text:p>
        </text:list-item>
        <text:list-item>
          <text:p text:style-name="P117">Ser consciente de que el primer capital y el mas importante en un emprendimiento es uno mismo</text:p>
        </text:list-item>
      </text:list>
      <text:p text:style-name="P4"/>
      <text:p text:style-name="P1">Tipos de emprendedor:</text:p>
      <text:list xml:id="list436500431" text:style-name="L4">
        <text:list-item>
          <text:p text:style-name="P118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119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9"/>
      <text:p text:style-name="P21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0"/>
      <text:p text:style-name="P11">Es importante apoyar la actividad emprendedora a traves de políticas publicas <text:span text:style-name="T34">que permita la gestación, desarrollo y expansión de esta actividad.</text:span></text:p>
      <text:p text:style-name="P12">Desde hace algunos años se observa que algunos gobiernos impulsan programas de fomento al desarrollo emprendedor en forma profesional y sistemática <text:span text:style-name="T35">motivados por las razones antes expuestas pero principalmente como un mecanismo para la generación de empleo que estos puedan crear disminuyendo la desocupación y la pobreza.</text:span></text:p>
      <text:p text:style-name="P13"/>
      <text:p text:style-name="P13">Estas políticas publicas que vienen desarrollando algunos gobiernos contemplan programas e instrumentos que van desde disminuir la burocracia a la hora de registrar una nueva empresa <text:span text:style-name="T36">pasando por la reducción del pago de impuestos durante los primeros años de la creación del emprendimiento a la facilitacion de la contratación del personal. </text:span><text:span text:style-name="T37">Programas e instrumentos, acciones de formación, capacitación, asesoramiento, incubación, </text:span><text:span text:style-name="T38">etc. Apoyar la competitividad.</text:span></text:p>
      <text:p text:style-name="P14"/>
      <text:p text:style-name="P14">Es necesario que el estado defina qué y cómo <text:span text:style-name="T39">fomentar en función del medio ambiente y que sea sustentable en el tiempo. Tiene un costo nacional, provincial y municipal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28/4</text:p>
      <text:p text:style-name="P15"/>
      <text:p text:style-name="P94">Que es el emprendedorismo?</text:p>
      <text:p text:style-name="P94"/>
      <text:p text:style-name="P24">A tal interrogante corresponde las siguientes afirmaciones: </text:p>
      <text:p text:style-name="P24"/>
      <text:p text:style-name="P16"><text:span text:style-name="T40">Los que los emprendedores ven y los que otros no ven. </text:span><text:span text:style-name="T41">Donde otros ven problemas, el emprendedor ve oportunidades. Lo que para otros </text:span><text:span text:style-name="T42">constituye círculos viciosos para él son solo primeros pasos de su proyecto</text:span><text:span text:style-name="T43">. </text:span><text:span text:style-name="T44">Lo que para otros depende de la suerte, para el depende de si mismo. </text:span><text:span text:style-name="T45">Los talleres del emprendedorismo trabajan sobre la motivación y el comportamiento del individuo a fin de hacer prender en ellos la idea de generación de empresas</text:span></text:p>
      <text:p text:style-name="P25"/>
      <text:p text:style-name="P3"><text:span text:style-name="T45">L</text:span><text:span text:style-name="T40">os hábitos de los emprendedores</text:span></text:p>
      <text:p text:style-name="P26"/>
      <text:list xml:id="list2250754467" text:style-name="L5">
        <text:list-item>
          <text:p text:style-name="P122">Ser persistente</text:p>
        </text:list-item>
        <text:list-item>
          <text:p text:style-name="P122">Buscar oportunidades</text:p>
        </text:list-item>
        <text:list-item>
          <text:p text:style-name="P123">Cumplir sus compromisos</text:p>
        </text:list-item>
        <text:list-item>
          <text:p text:style-name="P123">Exigir eficiencia y calidad</text:p>
        </text:list-item>
        <text:list-item>
          <text:p text:style-name="P123">Correr riesgos calculados</text:p>
        </text:list-item>
        <text:list-item>
          <text:p text:style-name="P124">Fijar metas</text:p>
        </text:list-item>
        <text:list-item>
          <text:p text:style-name="P125">Buscar información</text:p>
        </text:list-item>
        <text:list-item>
          <text:p text:style-name="P126">Planificar sistemáticamente</text:p>
        </text:list-item>
        <text:list-item>
          <text:p text:style-name="P127">Ser persuasivo y construir redes apoyo</text:p>
        </text:list-item>
        <text:list-item>
          <text:p text:style-name="P128">Confiar en si mismo</text:p>
        </text:list-item>
      </text:list>
      <text:p text:style-name="P23"/>
      <text:p text:style-name="P43">Fecha de examen 19/5</text:p>
      <text:p text:style-name="P43"/>
      <text:p text:style-name="P27">El emprendedor social prioriza la lucha contra la exclusión sociolaboral mediante el desarrollo empresariales en los que se unen la viabilidad <text:span text:style-name="T46">técnica y financiera (negocio posible y rentable) con la utilidad social (herramienta del servicio de la inserción sociolaboral). </text:span><text:span text:style-name="T47">El objetivo del trabajo es definir la figura del emprendedor social, diferenciandolo del resto de los emprendedores </text:span><text:span text:style-name="T48">y delimitar su ámbito de actuación entorno al concepto de inserción sociolaboral. </text:span><text:span text:style-name="T49">Se analiza también las empresas a traves de las cuales el emprendedor social realiza su función, </text:span><text:span text:style-name="T50">en especial aquellas que forman de denominada nueva economía social.</text:span></text:p>
      <text:p text:style-name="P27"/>
      <text:p text:style-name="P28">Ser emprendedor social no es trabajar de forma voluntariosa en una actividad <text:span text:style-name="T51">necesaria para la sociedad. Eso podría ser el alma, la misión, </text:span><text:span text:style-name="T52">pero emprender en el campo social implica también dotar de una estructura de gestión y maximisacion de los recursos. Así, se podrá dedicar los recursos necesarios para acometer la misión y objetivos de proyecto.</text:span></text:p>
      <text:p text:style-name="P28"/>
      <text:p text:style-name="P29">Los emprendedores sociales pueden y deben ganarse muy bien la vida, <text:span text:style-name="T53">igual que los que se dedican al campo empresarial, tecnológico, científico, cultural, etc, </text:span><text:span text:style-name="T54">y su remuneración tanto a nivel personal como de beneficios de proyecto tienen que ser optimas </text:span><text:span text:style-name="T55">y si pueden ser abundantes mejor. </text:span><text:span text:style-name="T56">Luego cada uno es libre de hacer con su dinero lo que mas le convenga, reinvirtiendolo, otorgando becas o donandolo todo si es necesario. </text:span><text:span text:style-name="T57">No confundamos el fin ultimo que es ayudar al progimo con la gestión optima de los recursos. </text:span><text:span text:style-name="T58">Esto ultimo permite poder gestionar bien el proyecto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4"><text:soft-page-break/>Emprendedorismo social:</text:p>
      <text:p text:style-name="P30"/>
      <text:p text:style-name="P30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0"/>
      <text:p text:style-name="P31">Si bien tienen proyecciones comerciales y visión estrategica, el emprendedor prioriza el concepto y contenido simbólico de sus <text:span text:style-name="T59">productos y la coherencia de estos valores en el proceso de producción, distribución y comercialización.</text:span></text:p>
      <text:p text:style-name="P31"/>
      <text:p text:style-name="P32">El sector esta compuesto por los emprendimientos pertenecientes a los medios audiovisuales, los vinculados con el diseño de todas sus aplicaciones, la industria editorial, las artes escénicas, <text:span text:style-name="T60">la música, las artes visuales </text:span><text:span text:style-name="T61">y las artesanías, los productos y servicios derivados de museos y otros sitios patrimoniales, las festividades, entre otros.</text:span></text:p>
      <text:p text:style-name="P32"/>
      <text:p text:style-name="P33">La formación de emprendedores tecnológicos orientados a la creación y desarrollo de empresas surge de las necesidades detectadas en el país de contar con mas empresas generadoras de empleo, <text:span text:style-name="T62">que impulsen la competitividad y apoyen el desarrollo económico de las regiones donde se ubiquen.</text:span></text:p>
      <text:p text:style-name="P33"/>
      <text:p text:style-name="P34">Debido a la carencia de emprendedores tecnológicos dentro del sistema se pueden encontrar problemas tales como la pobreza, exclusión social, la falta de productividad y la ineficacia empresarial</text:p>
      <text:p text:style-name="P34"/>
      <text:p text:style-name="P42">Tipos de emprendedores</text:p>
      <text:p text:style-name="P42"/>
      <text:list xml:id="list2058453935" text:style-name="L6">
        <text:list-item>
          <text:p text:style-name="P129"><text:span text:style-name="T65">Emprendedor intuitivo: </text:span><text:span text:style-name="T63">Su gran dosis intuición les hace ir mas allá de los que aparece ante nuestra visión. Posee gran personalidad y su impulsividad les hace seguir su primer arrebato contra viento y marea. </text:span><text:span text:style-name="T64">Son apasionados y tienen una gran capacidad para asumir riesgos. Por el contrario, el exceso de pasión les hace recorrer caminos erróneos</text:span></text:p>
        </text:list-item>
        <text:list-item>
          <text:p text:style-name="P129"><text:span text:style-name="T65">Emprendedor por necesidad:</text:span> <text:span text:style-name="T64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66">La necesidad les obliga a agudizar los sentidos y el ingenio </text:span><text:span text:style-name="T67">por lo que acaban desarrollando un gran olfato para detectar oportunidades. </text:span><text:span text:style-name="T68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69">El punto débil viene de la circunstancia de que “la actividad emprendedora les exige a ellos y no al revés” </text:span><text:span text:style-name="T70">por lo que necesita desarrollar la personalidad empresarial </text:span><text:span text:style-name="T71">y suelen desalentarse fácilmente ante el primer inconveniente.</text:span></text:p>
        </text:list-item>
        <text:list-item>
          <text:p text:style-name="P136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136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136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136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136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136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42"/>
      <text:p text:style-name="P35">2/5/22</text:p>
      <text:p text:style-name="P36"/>
      <text:p text:style-name="P96">Clusters</text:p>
      <text:p text:style-name="P37">¿Que son los clusters?</text:p>
      <text:p text:style-name="P37"/>
      <text:p text:style-name="P37">Un clusters es colaboración “colaborar para competir” </text:p>
      <text:p text:style-name="P38"/>
      <text:p text:style-name="P44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39"/>
      <text:p text:style-name="P70">Son una herramienta de competitividad basada en la cooperación de sus miembros.</text:p>
      <text:p text:style-name="P71">En </text:p>
      <text:p text:style-name="Standard"><text:span text:style-name="T73">La filosofía clúster de cooperación esta siendo fomentada con innumerables medidas de apoyo, </text:span><text:span text:style-name="T74">desde todos los ámbitos, empresariales y gubernativos, nacionales e internacionales ya que se han revelado como un potente instrumento de modernización e internacionalización empresarial.</text:span></text:p>
      <text:p text:style-name="P74"/>
      <text:p text:style-name="P98"><text:span text:style-name="T74">D</text:span><text:span text:style-name="T72">entro de la unión europea aunque el desarrollo de una política conjunta de clusters se encuentra en sus primeras etapas, esta ganando impulso, y estos forman parte ya de la realidad económica europea.</text:span></text:p>
      <text:p text:style-name="P72"/>
      <text:p text:style-name="P73">El observatorio europeo de clusters a identificado alrededor de 2000 estadisticamente significativos en 60 regiones europeas, definidos como aglomeraciones regionales de industrias y servicios a fines. </text:p>
      <text:p text:style-name="P73"/>
      <text:p text:style-name="P73"/>
      <text:p text:style-name="P75"/>
      <text:p text:style-name="P57"><text:soft-page-break/>Que ofrecen los clusters a las empresas?</text:p>
      <text:p text:style-name="P57"/>
      <text:list xml:id="list2378086578" text:style-name="L7">
        <text:list-item>
          <text:p text:style-name="P151">Facilitar a las empresas una serie de servicios y apoyos que actúan directamente sobre su competitividad.</text:p>
        </text:list-item>
        <text:list-item>
          <text:p text:style-name="P162"><text:span text:style-name="T72">Suponen una unidad de acción optima para identificar problemas, necesidades </text:span><text:span text:style-name="T75">e inquietudes, afrontar proyectos comunes de envergadura </text:span><text:span text:style-name="T76">y proveer de soluciones practicas </text:span><text:span text:style-name="T77">y personalizadas.</text:span></text:p>
        </text:list-item>
        <text:list-item>
          <text:p text:style-name="P163"><text:span text:style-name="T77">S</text:span><text:span text:style-name="T72">on potentes canales de comunicación entre sus miembros (empresas, administración y centros de investigación y conocimientos) </text:span><text:span text:style-name="T78">para transmitir necesidades, consensuar y divulgar soluciones.</text:span></text:p>
        </text:list-item>
        <text:list-item>
          <text:p text:style-name="P164"><text:span text:style-name="T78">S</text:span><text:span text:style-name="T72">irven para hacer masa critica que permite a sus integrantes acceder a recursos humanos, materiales, tecnológicos, y mercados especializados.</text:span></text:p>
        </text:list-item>
        <text:list-item>
          <text:p text:style-name="P152">Aportan a las empresas la imagen internacional de excelencia que el sector ha adquirido a través del cluster</text:p>
        </text:list-item>
      </text:list>
      <text:p text:style-name="P58"/>
      <text:p text:style-name="P86">Ventajas de las empresas de pertenecer al cluster</text:p>
      <text:p text:style-name="P86"/>
      <text:list xml:id="list1642369992" text:style-name="L8">
        <text:list-item>
          <text:p text:style-name="P153">Ofrece herramientas para la competitividad</text:p>
        </text:list-item>
        <text:list-item>
          <text:p text:style-name="P153">Los efectos internos para las empresas se resumen en una mejora generalizada y global de la competitividad</text:p>
        </text:list-item>
        <text:list-item>
          <text:p text:style-name="P154">Los aspectos en que se fundamenta esta mejora son:</text:p>
          <text:list>
            <text:list-item>
              <text:p text:style-name="P154">Productos de carácter mas innovador.</text:p>
            </text:list-item>
            <text:list-item>
              <text:p text:style-name="P154">Procesos mas eficientes en costos.</text:p>
            </text:list-item>
            <text:list-item>
              <text:p text:style-name="P154">Proyectos de investigación conjuntos.</text:p>
            </text:list-item>
            <text:list-item>
              <text:p text:style-name="P154">Desarrollo de nuevos formatos.</text:p>
            </text:list-item>
            <text:list-item>
              <text:p text:style-name="P154">Liderazgo en productos, formatos y estrategias.</text:p>
            </text:list-item>
            <text:list-item>
              <text:p text:style-name="P154">Especialización de productos y marcas por opciones estratégicas.</text:p>
            </text:list-item>
            <text:list-item>
              <text:p text:style-name="P155">Internacionalización de las empresas conjunta e independientemente.</text:p>
            </text:list-item>
            <text:list-item>
              <text:p text:style-name="P156">Empleados con formación especializada</text:p>
            </text:list-item>
            <text:list-item>
              <text:p text:style-name="P157">Liderazgo en capacidad tecnológica y de innovación.</text:p>
            </text:list-item>
          </text:list>
        </text:list-item>
      </text:list>
      <text:p text:style-name="P76"/>
      <text:p text:style-name="P84">El cluster: un modelo de desarrollo nacional.</text:p>
      <text:p text:style-name="P87"/>
      <text:p text:style-name="P76">El concepto de cluster se encuentra directamente relacionado al territorio o ámbito regional de acción concreto.</text:p>
      <text:p text:style-name="P76"/>
      <text:p text:style-name="P99"><text:span text:style-name="T79">La constitución de estas agrupaciones tienen como objetivo fundamental promocionar y facilitar el desarrollo de sectores estratégicos para las regiones donde se </text:span><text:span text:style-name="T80">implantan, potenciando la innovación y favoreciendo la atracción de empresas creadoras de valores, </text:span><text:span text:style-name="T81">tanto nacionales como extranjeras.</text:span></text:p>
      <text:p text:style-name="P77"/>
      <text:p text:style-name="P100"><text:span text:style-name="T81">L</text:span><text:span text:style-name="T72">os resultados económicos que puedan obtener las regiones están directamente vinculados a la capacidad desarrollada por los distintos agentes implicados </text:span><text:span text:style-name="T82">para convertir el conocimiento, las aptitudes y competencias en ventajas competitivas y sostenibles.</text:span></text:p>
      <text:p text:style-name="P78"/>
      <text:p text:style-name="P88"><text:span text:style-name="T82">E</text:span><text:span text:style-name="T72">ste tipo de agrupaciones empresarias estimula la cultura emprendedora y es una herramienta útil para la diversificación mejorando así la sostenibilidad de las regiones.</text:span></text:p>
      <text:p text:style-name="P59"/>
      <text:p text:style-name="P59">Los efectos sociales del cluster alimentario en el valle del Ebro podrían resumirse en:</text:p>
      <text:p text:style-name="P59"/>
      <text:list xml:id="list1543329421" text:style-name="L9">
        <text:list-item>
          <text:p text:style-name="P158">Un sector de la economía de la región </text:p>
        </text:list-item>
        <text:list-item>
          <text:p text:style-name="P158">Un sector muy vinculado a la tradición y cultura, proyectándola hacia el futuro en términos de innovación y formación</text:p>
        </text:list-item>
        <text:list-item>
          <text:p text:style-name="P158"><text:soft-page-break/>Proyección internacional de la región.</text:p>
        </text:list-item>
        <text:list-item>
          <text:p text:style-name="P166"><text:span text:style-name="T72">Promoción de Pymes de carácter tecnológico e innovado</text:span><text:span text:style-name="T83">r.</text:span></text:p>
          <text:list>
            <text:list-item>
              <text:p text:style-name="P165"><text:span text:style-name="T83">E</text:span><text:span text:style-name="T84">stas agrupaciones transmiten una imagen potente</text:span><text:span text:style-name="T85"> </text:span><text:span text:style-name="T84">de las empresas que los componen. Disponen ademas de antenas para proyectar su actividad hacia el exterior y de mecanismos de prospección de mercados y proyectan una imagen mas global de las empresas e instituciones que lo configura.</text:span></text:p>
            </text:list-item>
            <text:list-item>
              <text:p text:style-name="P159">Son, verdaderas plataformas internacionalización empresarial</text:p>
            </text:list-item>
          </text:list>
        </text:list-item>
      </text:list>
      <text:p text:style-name="P60"/>
      <text:p text:style-name="P97"><text:span text:style-name="T95">Cadena de valor de Michael Port</text:span><text:span text:style-name="T96">e</text:span><text:span text:style-name="T95">r</text:span></text:p>
      <text:p text:style-name="P83"/>
      <text:p text:style-name="P45"><text:span text:style-name="T95">Michael Porter </text:span><text:span text:style-name="T97">nacido en 1947</text:span><text:span text:style-name="T98">, es un académico estadounidense </text:span><text:span text:style-name="T99">que se centra en temas de economía y administración de empresa </text:span><text:span text:style-name="T100">introdujo el concepto del análisis de la cadena de valor para crear y sostener </text:span><text:span text:style-name="T101">la ventaja competitiva de una empresa</text:span></text:p>
      <text:p text:style-name="P61"/>
      <text:p text:style-name="P45"><text:span text:style-name="T112">Cadena de valor de Michael Porter:</text:span><text:span text:style-name="T102"> Es una herramienta para analizar las actividades de una empresa que clasifica y organiza los procesos de la misma con el propósito de enfocar los programas </text:span><text:span text:style-name="T103">de mejoramiento, </text:span><text:span text:style-name="T104">generando valor al cliente final.</text:span></text:p>
      <text:p text:style-name="P62"/>
      <text:p text:style-name="P46"><text:span text:style-name="T104">S</text:span><text:span text:style-name="T95">egun porter, el negocio de una empresa es aquel que resulta de su cadena de valor.</text:span></text:p>
      <text:p text:style-name="P63"/>
      <text:p text:style-name="P47"><text:span text:style-name="T95">Las cadenas de valor son muy diferentes</text:span><text:span text:style-name="T105"> entre las empresas del mismo sector; </text:span><text:span text:style-name="T106">las diferencias entre las cadenas de valor de los competidores </text:span><text:span text:style-name="T107">son una fuente clave de la ventaja competitiva.</text:span></text:p>
      <text:p text:style-name="P64"/>
      <text:p text:style-name="P48"><text:span text:style-name="T107">¿</text:span><text:span text:style-name="T95">Para que sirve?</text:span></text:p>
      <text:p text:style-name="P65"/>
      <text:p text:style-name="P65">Permite identificar y analizar actividades estratégicamente relevantes para obtener una ventaja competitiva.</text:p>
      <text:p text:style-name="P65"/>
      <text:p text:style-name="P66">¿Que es una ventaja competitiva?</text:p>
      <text:p text:style-name="P66"/>
      <text:p text:style-name="P49"><text:span text:style-name="T95">Una empresa obtiene </text:span><text:span text:style-name="T108">una ventaja competitiva haciendo actividades estratégicamente importantes mejor que sus competidores </text:span><text:span text:style-name="T109">y/o a un costo menor que ellos.</text:span></text:p>
      <text:p text:style-name="P67"/>
      <text:p text:style-name="P50"><text:span text:style-name="T109">D</text:span><text:span text:style-name="T95">icha ventaja parte de las actividades que realiza </text:span><text:span text:style-name="T110">la misma empresa, diseñando, produciendo, comercializando, entregando y apoyando el producto. </text:span><text:span text:style-name="T111">Cada una de estas actividades contribuye a generar un costo y crea una base para la diferenciación del producto.</text:span></text:p>
      <text:p text:style-name="P68"/>
      <text:p text:style-name="P79">14/7 </text:p>
      <text:p text:style-name="P69"/>
      <text:p text:style-name="P85">Actividades primarias</text:p>
      <text:p text:style-name="P80"/>
      <text:p text:style-name="P81">Actividades primarias: <text:span text:style-name="T21">Actividades primarias se refieren a la creación física del producto, su venta y servicio pos</text:span><text:span text:style-name="T22">t</text:span><text:span text:style-name="T21">venta </text:span><text:span text:style-name="T23">y pueden también a su vez, diferenciarse en sub actividades. </text:span><text:span text:style-name="T24">El modelo de la cadena de valor</text:span><text:span text:style-name="T25"> distingue 5 actividades</text:span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2"><text:soft-page-break/><text:span text:style-name="T25">1</text:span><text:span text:style-name="T15">8/8</text:span></text:p>
      <text:p text:style-name="P161"/>
      <text:list xml:id="list3088711470" text:style-name="L10">
        <text:list-item>
          <text:p text:style-name="P167"><text:span text:style-name="T86">Logística interna: </text:span><text:span text:style-name="T90">Recepción, almacenamiento y distribución de materiales</text:span></text:p>
        </text:list-item>
        <text:list-item>
          <text:p text:style-name="P167"><text:span text:style-name="T87">Operaciones</text:span><text:span text:style-name="T86">: </text:span><text:span text:style-name="T91">Recepción de las materias primas para transformarlas en un producto final</text:span></text:p>
        </text:list-item>
        <text:list-item>
          <text:p text:style-name="P167"><text:span text:style-name="T87">Logística externa:</text:span><text:span text:style-name="T90"> Almacenamiento de los productos terminados y distribución del producto al consumidor</text:span></text:p>
        </text:list-item>
        <text:list-item>
          <text:p text:style-name="P167"><text:span text:style-name="T88">Mercadotécnica y ventas:</text:span><text:span text:style-name="T92"> Actividades con las cuales se da a conocer el producto.</text:span></text:p>
        </text:list-item>
        <text:list-item>
          <text:p text:style-name="P168"><text:span text:style-name="T94">Servicio:</text:span><text:span text:style-name="T89"> </text:span><text:span text:style-name="T93">Actividades destinadas a mantener o realizar el valor del producto.</text:span></text:p>
        </text:list-item>
      </text:list>
      <text:p text:style-name="P103"/>
      <text:p text:style-name="P95">Actividades secundarias</text:p>
      <text:p text:style-name="P95"/>
      <text:p text:style-name="P40">Las actividades primarias están apoyadas o auxiliadas por las también denominadas actividades secundarias.</text:p>
      <text:p text:style-name="P40"/>
      <text:list xml:id="list3354180045" text:style-name="L11">
        <text:list-item>
          <text:p text:style-name="P130">Adquisición de bienes y servicios.</text:p>
        </text:list-item>
        <text:list-item>
          <text:p text:style-name="P130">Tecnología, investigación y desarrollo</text:p>
        </text:list-item>
        <text:list-item>
          <text:p text:style-name="P131">Administración de recursos humanos</text:p>
        </text:list-item>
        <text:list-item>
          <text:p text:style-name="P131">Infraestructura de la empresa</text:p>
        </text:list-item>
      </text:list>
      <text:p text:style-name="P41"/>
      <text:p text:style-name="P52">Adquisiciones</text:p>
      <text:p text:style-name="P52"/>
      <text:list xml:id="list703841423" text:style-name="L12">
        <text:list-item>
          <text:p text:style-name="P132">Materia prima</text:p>
        </text:list-item>
        <text:list-item>
          <text:p text:style-name="P132">Mantenimiento</text:p>
        </text:list-item>
        <text:list-item>
          <text:p text:style-name="P133">Maquinaria<text:line-break/></text:p>
        </text:list-item>
      </text:list>
      <text:p text:style-name="P53">Administración derechos humanos</text:p>
      <text:p text:style-name="P53"/>
      <text:list xml:id="list3522057476" text:style-name="L13">
        <text:list-item>
          <text:p text:style-name="P134">Búsqueda</text:p>
        </text:list-item>
        <text:list-item>
          <text:p text:style-name="P134">Contratación</text:p>
        </text:list-item>
        <text:list-item>
          <text:p text:style-name="P135">Motivación del personal<text:line-break/></text:p>
        </text:list-item>
      </text:list>
      <text:p text:style-name="P55">Desarrollo de TI</text:p>
      <text:p text:style-name="P55"/>
      <text:list xml:id="list2737006808" text:style-name="L14">
        <text:list-item>
          <text:p text:style-name="P137">Investigación</text:p>
        </text:list-item>
        <text:list-item>
          <text:p text:style-name="P137">Desarrollo</text:p>
        </text:list-item>
        <text:list-item>
          <text:p text:style-name="P137">Automatización de procesos</text:p>
        </text:list-item>
        <text:list-item>
          <text:p text:style-name="P137">Diseño</text:p>
          <text:p text:style-name="P137"/>
        </text:list-item>
      </text:list>
      <text:p text:style-name="P56">Infraestructura</text:p>
      <text:p text:style-name="P56"/>
      <text:list xml:id="list1421320203" text:style-name="L15">
        <text:list-item>
          <text:p text:style-name="P138">Gerencia general</text:p>
        </text:list-item>
        <text:list-item>
          <text:p text:style-name="P138">Gerencia de planeamiento</text:p>
        </text:list-item>
        <text:list-item>
          <text:p text:style-name="P138">Gerencia de finanzas</text:p>
        </text:list-item>
        <text:list-item>
          <text:p text:style-name="P138">Gerencia de finanzas</text:p>
        </text:list-item>
        <text:list-item>
          <text:p text:style-name="P138">Asuntos públicos</text:p>
        </text:list-item>
        <text:list-item>
          <text:p text:style-name="P138">Gerencia de calidad</text:p>
        </text:list-item>
      </text:list>
      <text:p text:style-name="P139"/>
      <text:p text:style-name="P139"/>
      <text:p text:style-name="P139"/>
      <text:p text:style-name="P139"/>
      <text:p text:style-name="P139"/>
      <text:p text:style-name="P139"/>
      <text:p text:style-name="P140"><text:soft-page-break/>25/8</text:p>
      <text:p text:style-name="P140"/>
      <text:p text:style-name="P170">Ventaja competitiva</text:p>
      <text:p text:style-name="P169"/>
      <text:p text:style-name="P147">Conceptos genéricos:<text:line-break/></text:p>
      <text:list xml:id="list3458313333" text:style-name="L16">
        <text:list-item>
          <text:p text:style-name="P141">La competencia esta en el centro del éxito o del fracaso de una empresa.</text:p>
        </text:list-item>
        <text:list-item>
          <text:p text:style-name="P142">La estrategia competitiva es la búsqueda de una posición <text:span text:style-name="T113">de competencia favorable en un sector, la arena fundamental en la que esta la competencia.</text:span></text:p>
        </text:list-item>
        <text:list-item>
          <text:p text:style-name="P143">Cada sector tiene rendimientos, necesidades, competencias y complejidades distintas.</text:p>
        </text:list-item>
        <text:list-item>
          <text:p text:style-name="P143">Como se llega a la ventaja competitiva. De dos formas: </text:p>
          <text:list>
            <text:list-item>
              <text:p text:style-name="P143">Optimización</text:p>
            </text:list-item>
            <text:list-item>
              <text:p text:style-name="P143">Coordinación</text:p>
            </text:list-item>
          </text:list>
        </text:list-item>
        <text:list-item>
          <text:p text:style-name="P144">Por ejemplo:</text:p>
          <text:list>
            <text:list-item>
              <text:p text:style-name="P144">La misma función puede ser desempeñada de diferentes formas</text:p>
            </text:list-item>
            <text:list-item>
              <text:p text:style-name="P144">El costo desempeño de las actividades directas se mejora por mayores esfuerzos en actividades indirectas.</text:p>
            </text:list-item>
            <text:list-item>
              <text:p text:style-name="P145">En un determinado resultado se ve involucrado varias actividades.</text:p>
            </text:list-item>
          </text:list>
        </text:list-item>
      </text:list>
      <text:p text:style-name="P146"/>
      <text:p text:style-name="P150">2 maneras de integraciones:</text:p>
      <text:p text:style-name="P150"/>
      <text:p text:style-name="P148">Integración vertical: <text:span text:style-name="T15">Hace referencia a la integración hacia atrás (participación de las actividades relacionadas e impulso que necesita la empresa para realizar sus actividades, </text:span><text:span text:style-name="T26">por ejemplo, </text:span><text:span text:style-name="T27">materias primas maquinaria y mano de obra</text:span><text:span text:style-name="T15">) </text:span><text:span text:style-name="T28">o hacia adelante (actividades relacionadas con la produccion de la empresa, como de transporte, reparación y mantenimiento) </text:span><text:span text:style-name="T29">de actividades contiguas en la cadena de valor. Ejemplos: </text:span><text:span text:style-name="T30">Empresas aseguradoras de automóviles que se implican directamente en la reparación de vehículos, </text:span><text:span text:style-name="T31">ya sea con talleres propios o a través de “licencias”.</text:span></text:p>
      <text:p text:style-name="P148"><text:span text:style-name="T31"/></text:p>
      <text:p text:style-name="P149">Integración horizontal: <text:span text:style-name="T15">Hace referencia al desarrollo de actividades con las que se compite o que son directamente complementarias con las actividades que realiza la empresa. </text:span><text:span text:style-name="T32">Ejemplo: </text:span><text:span text:style-name="T33">Empresa de reparación de automóviles que amplia sus actividades en caso de grúas en caso de averiá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08-25T19:02:11.372990377</dc:date>
    <meta:editing-duration>PT21H19M36S</meta:editing-duration>
    <meta:editing-cycles>228</meta:editing-cycles>
    <meta:generator>LibreOffice/7.3.5.2$Linux_X86_64 LibreOffice_project/30$Build-2</meta:generator>
    <meta:document-statistic meta:table-count="1" meta:image-count="0" meta:object-count="0" meta:page-count="9" meta:paragraph-count="201" meta:word-count="3242" meta:character-count="20923" meta:non-whitespace-character-count="17972"/>
  </office:meta>
</office:document-meta>
</file>